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dfe" officeooo:paragraph-rsid="00022dfe"/>
    </style:style>
    <style:style style:name="P2" style:family="paragraph" style:parent-style-name="Standard">
      <style:text-properties style:text-underline-style="solid" style:text-underline-width="auto" style:text-underline-color="font-color" officeooo:rsid="00022dfe" officeooo:paragraph-rsid="00022df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22dfe" officeooo:paragraph-rsid="00022dfe"/>
    </style:style>
    <style:style style:name="P4" style:family="paragraph" style:parent-style-name="Standard" style:list-style-name="L1">
      <style:text-properties fo:font-size="11pt" officeooo:paragraph-rsid="00022dfe" style:font-size-asian="11pt" style:font-size-complex="11pt"/>
    </style:style>
    <style:style style:name="P5" style:family="paragraph" style:parent-style-name="Standard" style:list-style-name="L1">
      <style:text-properties fo:font-size="11pt" officeooo:rsid="00022dfe" officeooo:paragraph-rsid="00022dfe" style:font-size-asian="11pt" style:font-size-complex="11pt"/>
    </style:style>
    <style:style style:name="P6" style:family="paragraph" style:parent-style-name="Standard">
      <style:text-properties fo:font-size="11pt" officeooo:rsid="00022dfe" officeooo:paragraph-rsid="00022dfe" style:font-size-asian="11pt" style:font-size-complex="11pt"/>
    </style:style>
    <style:style style:name="P7" style:family="paragraph" style:parent-style-name="Standard" style:list-style-name="L2">
      <style:text-properties fo:font-size="11pt" officeooo:rsid="00022dfe" officeooo:paragraph-rsid="00022dfe" style:font-size-asian="11pt" style:font-size-complex="11pt"/>
    </style:style>
    <style:style style:name="P8" style:family="paragraph" style:parent-style-name="Standard" style:list-style-name="L2">
      <style:text-properties fo:font-size="11pt" officeooo:rsid="000395f6" officeooo:paragraph-rsid="000395f6" style:font-size-asian="11pt" style:font-size-complex="11pt"/>
    </style:style>
    <style:style style:name="P9" style:family="paragraph" style:parent-style-name="Standard">
      <style:text-properties fo:font-size="11pt" officeooo:rsid="000395f6" officeooo:paragraph-rsid="000395f6" style:font-size-asian="11pt" style:font-size-complex="11pt"/>
    </style:style>
    <style:style style:name="P10" style:family="paragraph" style:parent-style-name="Standard">
      <style:text-properties fo:font-size="11pt" style:text-underline-style="none" officeooo:rsid="00044daf" officeooo:paragraph-rsid="00044daf" style:font-size-asian="9.60000038146973pt" style:font-size-complex="11pt"/>
    </style:style>
    <style:style style:name="P11" style:family="paragraph" style:parent-style-name="Standard" style:list-style-name="L3">
      <style:text-properties fo:font-size="11pt" style:text-underline-style="none" officeooo:rsid="00044daf" officeooo:paragraph-rsid="00044daf" style:font-size-asian="9.60000038146973pt" style:font-size-complex="11pt"/>
    </style:style>
    <style:style style:name="P12" style:family="paragraph" style:parent-style-name="Standard" style:list-style-name="L5">
      <style:text-properties fo:font-size="11pt" style:text-underline-style="none" officeooo:rsid="00072b32" officeooo:paragraph-rsid="00072b32" style:font-size-asian="9.60000038146973pt" style:font-size-complex="11pt"/>
    </style:style>
    <style:style style:name="P13" style:family="paragraph" style:parent-style-name="Standard">
      <style:text-properties fo:font-size="11pt" style:text-underline-style="none" officeooo:rsid="00072b32" officeooo:paragraph-rsid="00072b32" style:font-size-asian="9.60000038146973pt" style:font-size-complex="11pt"/>
    </style:style>
    <style:style style:name="P14" style:family="paragraph" style:parent-style-name="Standard" style:list-style-name="L6">
      <style:text-properties fo:font-size="11pt" style:text-underline-style="none" officeooo:rsid="00072b32" officeooo:paragraph-rsid="00072b32" style:font-size-asian="9.60000038146973pt" style:font-size-complex="11pt"/>
    </style:style>
    <style:style style:name="P15" style:family="paragraph" style:parent-style-name="Standard" style:list-style-name="L6">
      <style:text-properties fo:font-size="11pt" style:text-underline-style="none" officeooo:rsid="00082510" officeooo:paragraph-rsid="00082510" style:font-size-asian="9.60000038146973pt" style:font-size-complex="11pt"/>
    </style:style>
    <style:style style:name="P16" style:family="paragraph" style:parent-style-name="Standard">
      <style:text-properties fo:font-size="12pt" style:text-underline-style="solid" style:text-underline-width="auto" style:text-underline-color="font-color" officeooo:rsid="00022dfe" officeooo:paragraph-rsid="00022dfe" style:font-size-asian="12pt" style:font-size-complex="12pt"/>
    </style:style>
    <style:style style:name="P17" style:family="paragraph" style:parent-style-name="Standard">
      <style:text-properties fo:font-size="12pt" style:text-underline-style="solid" style:text-underline-width="auto" style:text-underline-color="font-color" officeooo:rsid="00044daf" officeooo:paragraph-rsid="00044daf" style:font-size-asian="12pt" style:font-size-complex="12pt"/>
    </style:style>
    <style:style style:name="P18" style:family="paragraph" style:parent-style-name="Standard">
      <style:text-properties fo:font-size="12pt" style:text-underline-style="solid" style:text-underline-width="auto" style:text-underline-color="font-color" officeooo:rsid="000596e3" officeooo:paragraph-rsid="000596e3" style:font-size-asian="12pt" style:font-size-complex="12pt"/>
    </style:style>
    <style:style style:name="P19" style:family="paragraph" style:parent-style-name="Standard">
      <style:text-properties fo:font-size="12pt" style:text-underline-style="solid" style:text-underline-width="auto" style:text-underline-color="font-color" officeooo:rsid="00072b32" officeooo:paragraph-rsid="00072b32" style:font-size-asian="12pt" style:font-size-complex="12pt"/>
    </style:style>
    <style:style style:name="P20" style:family="paragraph" style:parent-style-name="Standard" style:list-style-name="L6">
      <style:text-properties officeooo:rsid="0009d8f8" officeooo:paragraph-rsid="0009d8f8"/>
    </style:style>
    <style:style style:name="T1" style:family="text">
      <style:text-properties officeooo:rsid="00022dfe"/>
    </style:style>
    <style:style style:name="T2" style:family="text">
      <style:text-properties officeooo:rsid="000395f6"/>
    </style:style>
    <style:style style:name="T3" style:family="text">
      <style:text-properties officeooo:rsid="00044daf"/>
    </style:style>
    <style:style style:name="T4" style:family="text">
      <style:text-properties officeooo:rsid="00091497"/>
    </style:style>
    <style:style style:name="T5" style:family="text">
      <style:text-properties officeooo:rsid="0009d8f8"/>
    </style:style>
    <style:style style:name="T6" style:family="text">
      <style:text-properties fo:font-size="11pt" style:text-underline-style="none" style:font-size-asian="9.60000038146973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NHM </text:span>Workshop</text:p>
      <text:p text:style-name="P2">Why cite the literature?</text:p>
      <text:p text:style-name="P1"/>
      <text:list xml:id="list3901372887" text:style-name="L1">
        <text:list-item>
          <text:p text:style-name="P4"><text:span text:style-name="T1">Give credit </text:span></text:p>
        </text:list-item>
        <text:list-item>
          <text:p text:style-name="P4"><text:span text:style-name="T1">Reduce word count without having to explain everything</text:span></text:p>
        </text:list-item>
        <text:list-item>
          <text:p text:style-name="P5">Give weight to an argument</text:p>
        </text:list-item>
        <text:list-item>
          <text:p text:style-name="P5">Contextualizing what you’ve found</text:p>
        </text:list-item>
        <text:list-item>
          <text:p text:style-name="P5">Highlighting the links between your work and the current literature</text:p>
        </text:list-item>
      </text:list>
      <text:p text:style-name="P6"/>
      <text:p text:style-name="P16">What paper should you cite?</text:p>
      <text:p text:style-name="P6"/>
      <text:list xml:id="list1398813047" text:style-name="L2">
        <text:list-item>
          <text:p text:style-name="P7">The primary paper – where this idea started</text:p>
        </text:list-item>
        <text:list-item>
          <text:p text:style-name="P7">A recent review of the history of the subject with an indirect citation to the specific paper</text:p>
        </text:list-item>
        <text:list-item>
          <text:p text:style-name="P7">Highly-cited papers</text:p>
        </text:list-item>
        <text:list-item>
          <text:p text:style-name="P7">Journals that you’ve heard of</text:p>
        </text:list-item>
        <text:list-item>
          <text:p text:style-name="P7">Journals that are leading the way in the field</text:p>
        </text:list-item>
        <text:list-item>
          <text:p text:style-name="P7">Reports from governments or the UN <text:span text:style-name="T2">(should be included in the first half of the introduction/last half of the discussion as they are not only science-related they discuss why this is important for civilization)</text:span></text:p>
        </text:list-item>
        <text:list-item>
          <text:p text:style-name="P8">Papers where the methods are described in detail/closely related to your methods</text:p>
        </text:list-item>
        <text:list-item>
          <text:p text:style-name="P8">Look at the citations of the papers that you have already referenced (you will be unlikely to miss something new and important in the field this way)</text:p>
        </text:list-item>
        <text:list-item>
          <text:p text:style-name="P8">What are the other papers that are citing the paper that you have just referenced, what other things are they publishing</text:p>
        </text:list-item>
        <text:list-item>
          <text:p text:style-name="P8">You may be able to find a second question fo<text:span text:style-name="T3">r</text:span> your research and get your voice in another <text:span text:style-name="T3">debate</text:span></text:p>
        </text:list-item>
      </text:list>
      <text:p text:style-name="P9"/>
      <text:p text:style-name="P17">How should you cite it?</text:p>
      <text:p text:style-name="P17"/>
      <text:list xml:id="list3000063377" text:style-name="L3">
        <text:list-item>
          <text:p text:style-name="P11">You do not need to have a reference for every statement</text:p>
        </text:list-item>
        <text:list-item>
          <text:p text:style-name="P11">Too many citations will be unbelievable</text:p>
        </text:list-item>
        <text:list-item>
          <text:p text:style-name="P11">You should really mean it when you cite something</text:p>
        </text:list-item>
        <text:list-item>
          <text:p text:style-name="P11">30-50 references in a 5000 word report </text:p>
        </text:list-item>
        <text:list-item>
          <text:p text:style-name="P11">Any more citations should be put in an appendix</text:p>
        </text:list-item>
        <text:list-item>
          <text:p text:style-name="P11">At masters level you shouldn’t be citing textbooks or lecture notes</text:p>
        </text:list-item>
        <text:list-item>
          <text:p text:style-name="P11">Only cite articles to display public interest</text:p>
        </text:list-item>
        <text:list-item>
          <text:p text:style-name="P11">Don’t use a referencing format that is a number as you want to show off that you are citing recent papers and you will be able to cut out a few hundred words if you end up over the word count by quickly switching to numbers at the last minute</text:p>
        </text:list-item>
      </text:list>
      <text:p text:style-name="P10"/>
      <text:p text:style-name="P18">How should you read a paper?</text:p>
      <text:p text:style-name="P18"/>
      <text:list xml:id="list1209088954" text:style-name="L5">
        <text:list-item>
          <text:p text:style-name="P12">Read the first few sentences of each paragraph</text:p>
        </text:list-item>
      </text:list>
      <text:p text:style-name="P13"/>
      <text:p text:style-name="P19">How should you make notes on a paper that you read?</text:p>
      <text:p text:style-name="P19"/>
      <text:list xml:id="list3835271056" text:style-name="L6">
        <text:list-item>
          <text:p text:style-name="P14">Tag notes into themes</text:p>
        </text:list-item>
        <text:list-item>
          <text:p text:style-name="P15">Excel spreadsheet</text:p>
        </text:list-item>
        <text:list-item>
          <text:p text:style-name="P15">Good filing system in your computer so you can type key words and extract the information straight away</text:p>
        </text:list-item>
        <text:list-item>
          <text:p text:style-name="P15">‘Notational Velocity’</text:p>
        </text:list-item>
        <text:list-item>
          <text:p text:style-name="P20"><text:span text:style-name="T6">Read and write every day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4:08:57.610108223</meta:creation-date>
    <dc:date>2022-05-20T15:37:05.529067269</dc:date>
    <meta:editing-duration>PT5M16S</meta:editing-duration>
    <meta:editing-cycles>1</meta:editing-cycles>
    <meta:document-statistic meta:table-count="0" meta:image-count="0" meta:object-count="0" meta:page-count="1" meta:paragraph-count="35" meta:word-count="393" meta:character-count="2086" meta:non-whitespace-character-count="1754"/>
    <meta:generator>LibreOffice/6.4.7.2$Linux_X86_64 LibreOffice_project/40$Build-2</meta:generator>
  </office:meta>
</office:document-meta>
</file>